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77.1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Ônibus</text:p>
          </table:table-cell>
          <table:covered-table-cell table:number-columns-repeated="2" table:style-name="ce3"/>
          <table:covered-table-cell table:style-name="ce4"/>
          <table:table-cell table:style-name="ce6" office:value-type="string" calcext:value-type="string">
            <text:p>Alocado</text:p>
          </table:table-cell>
          <table:table-cell table:style-name="ce1" office:value-type="string" calcext:value-type="string" table:number-columns-spanned="3" table:number-rows-spanned="1">
            <text:p>Linha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3" table:number-rows-spanned="1">
            <text:p>Percorre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3" table:number-rows-spanned="1">
            <text:p>Ponto_de_Onibus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5" table:number-rows-spanned="1">
            <text:p>Endereco</text:p>
          </table:table-cell>
          <table:covered-table-cell table:number-columns-repeated="3" table:style-name="ce3"/>
          <table:covered-table-cell table:style-name="ce4"/>
          <table:table-cell table:style-name="ce1" office:value-type="string" calcext:value-type="string" table:number-columns-spanned="2" table:number-rows-spanned="1">
            <text:p>Client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eixa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Chega</text:p>
          </table:table-cell>
          <table:covered-table-cell/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ceb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Passa</text:p>
          </table:table-cell>
          <table:covered-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laca</text:p>
          </table:table-cell>
          <table:table-cell table:style-name="ce2" office:value-type="string" calcext:value-type="string">
            <text:p>Qntd_Assentos</text:p>
          </table:table-cell>
          <table:table-cell table:style-name="ce2" office:value-type="string" calcext:value-type="string">
            <text:p>Data_Compra</text:p>
          </table:table-cell>
          <table:table-cell table:style-name="ce2" office:value-type="string" calcext:value-type="string">
            <office:annotation draw:style-name="gr1" draw:text-style-name="P2" svg:width="280.6pt" svg:height="42.75pt" svg:x="377.94pt" svg:y="39pt" draw:caption-point-x="-11.54pt" draw:caption-point-y="-22.99pt">
              <dc:date>2022-11-20T00:00:00</dc:date>
              <text:p text:style-name="P1">https://random.limited/date-time-generator/</text:p>
              <text:p text:style-name="P1"><text:tab/>-Arthur SM</text:p>
            </office:annotation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ata_Criaca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rdem</text:p>
          </table:table-cell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Qntd_Assento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Tipo_Via_Urbana</text:p>
          </table:table-cell>
          <table:table-cell table:style-name="ce2" office:value-type="string" calcext:value-type="string">
            <text:p>Nome_Via_Urban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ashcod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KB153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5:02:46" calcext:value-type="date">
            <text:p>2022-01-01 15:02: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O63</text:p>
          </table:table-cell>
          <table:table-cell table:style-name="ce9" office:value-type="date" office:date-value="2021-12-30" calcext:value-type="date">
            <text:p>30/12/20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Jardim da Penha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driano Fontana</text:p>
          </table:table-cell>
          <table:table-cell table:style-name="ce2" office:value-type="float" office:value="11111" calcext:value-type="float">
            <text:p>11111</text:p>
          </table:table-cell>
          <table:table-cell table:style-name="ce11" office:value-type="string" calcext:value-type="string">
            <text:p><text:a xlink:href="https://github.com/arthur-sm/BDDI_Nice_Transports/blob/master/images/Clientes/11-1-17.jpg?raw=true" xlink:type="simple">https://github.com/arthur-sm/BDDI_Nice_Transports/blob/master/images/Clientes/11-1-17.jpg?raw=true</text:a>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style-name="ce2" office:value-type="float" office:value="1900" calcext:value-type="float">
            <text:p>1900</text:p>
          </table:table-cell>
          <table:table-cell table:style-name="ce12" office:value-type="date" office:date-value="2022-11-17T15:00:46" calcext:value-type="date">
            <text:p>17/11/2022 15:00:46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42:46" calcext:value-type="date">
            <text:p>17/11/2022 15:42:46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style-name="ce2" office:value-type="float" office:value="101" calcext:value-type="float">
            <text:p>1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JF8291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7:25:16" calcext:value-type="date">
            <text:p>2022-01-01 17:25: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70</text:p>
          </table:table-cell>
          <table:table-cell table:style-name="ce10" office:value-type="date" office:date-value="2021-12-31" calcext:value-type="date">
            <text:p>31/12/20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erra</text:p>
          </table:table-cell>
          <table:table-cell table:style-name="ce2" office:value-type="string" calcext:value-type="string">
            <text:p>Serra Dourada 2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float" office:value="22222" calcext:value-type="float">
            <text:p>22222</text:p>
          </table:table-cell>
          <table:table-cell table:style-name="ce11" office:value-type="string" calcext:value-type="string">
            <text:p><text:a xlink:href="https://github.com/arthur-sm/BDDI_Nice_Transports/blob/master/images/Clientes/160802-news-good-place-kristen-bell.jpg?raw=true" xlink:type="simple">https://github.com/arthur-sm/BDDI_Nice_Transports/blob/master/images/Clientes/160802-news-good-place-kristen-bell.jpg?raw=true</text:a>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6:15:00" calcext:value-type="date">
            <text:p>17/11/2022 16:15:00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45:11" calcext:value-type="date">
            <text:p>17/11/2022 16:45:11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style-name="ce2" office:value-type="float" office:value="202" calcext:value-type="float">
            <text:p>2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SF4506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1:12:33" calcext:value-type="date">
            <text:p>2022-01-01 11:12:3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V19</text:p>
          </table:table-cell>
          <table:table-cell table:style-name="ce10" office:value-type="date" office:date-value="2022-01-01" calcext:value-type="date">
            <text:p>1/1/20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ariacica</text:p>
          </table:table-cell>
          <table:table-cell table:style-name="ce2" office:value-type="string" calcext:value-type="string">
            <text:p>Jardim América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América</text:p>
          </table:table-cell>
          <table:table-cell table:style-name="ce2" office:value-type="float" office:value="33333" calcext:value-type="float">
            <text:p>33333</text:p>
          </table:table-cell>
          <table:table-cell table:style-name="ce11" office:value-type="string" calcext:value-type="string">
            <text:p><text:a xlink:href="https://github.com/arthur-sm/BDDI_Nice_Transports/blob/master/images/Clientes/8553759.jpg?raw=true" xlink:type="simple">https://github.com/arthur-sm/BDDI_Nice_Transports/blob/master/images/Clientes/8553759.jpg?raw=true</text:a></text:p>
          </table:table-cell>
          <table:table-cell table:style-name="ce2" office:value-type="float" office:value="1832" calcext:value-type="float">
            <text:p>1832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style-name="ce2" office:value-type="float" office:value="1830" calcext:value-type="float">
            <text:p>1830</text:p>
          </table:table-cell>
          <table:table-cell table:style-name="ce13" office:value-type="date" office:date-value="2022-11-15T18:22:00" calcext:value-type="date">
            <text:p>15/11/2022 18:22:00</text:p>
          </table:table-cell>
          <table:table-cell table:style-name="ce2" office:value-type="float" office:value="1903" calcext:value-type="float">
            <text:p>1903</text:p>
          </table:table-cell>
          <table:table-cell table:style-name="ce13" office:value-type="date" office:date-value="2022-11-15T18:55:03" calcext:value-type="date">
            <text:p>15/11/2022 18:55:03</text:p>
          </table:table-cell>
          <table:table-cell table:style-name="ce2" office:value-type="float" office:value="1903" calcext:value-type="float">
            <text:p>1903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style-name="ce2" office:value-type="float" office:value="303" calcext:value-type="float">
            <text:p>303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DP0212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5:33:05" calcext:value-type="date">
            <text:p>2022-01-01 15:33: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H68</text:p>
          </table:table-cell>
          <table:table-cell table:style-name="ce10" office:value-type="date" office:date-value="2022-01-02" calcext:value-type="date">
            <text:p>2/1/20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40" calcext:value-type="float">
            <text:p>40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Itapoã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ntônio Fantini</text:p>
          </table:table-cell>
          <table:table-cell table:style-name="ce2" office:value-type="float" office:value="44444" calcext:value-type="float">
            <text:p>44444</text:p>
          </table:table-cell>
          <table:table-cell table:style-name="ce11" office:value-type="string" calcext:value-type="string">
            <text:p><text:a xlink:href="https://github.com/arthur-sm/BDDI_Nice_Transports/blob/master/images/Clientes/Deep_throat.jpg?raw=true" xlink:type="simple">https://github.com/arthur-sm/BDDI_Nice_Transports/blob/master/images/Clientes/Deep_throat.jpg?raw=true</text:a></text:p>
          </table:table-cell>
          <table:table-cell table:style-name="ce2" office:value-type="float" office:value="1703" calcext:value-type="float">
            <text:p>1703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style-name="ce2" office:value-type="float" office:value="1701" calcext:value-type="float">
            <text:p>1701</text:p>
          </table:table-cell>
          <table:table-cell table:style-name="ce14" office:value-type="date" office:date-value="2022-11-05T19:01:00" calcext:value-type="date">
            <text:p>5/11/2022 19:01:00</text:p>
          </table:table-cell>
          <table:table-cell table:style-name="ce2" office:value-type="float" office:value="1904" calcext:value-type="float">
            <text:p>1904</text:p>
          </table:table-cell>
          <table:table-cell table:style-name="ce14" office:value-type="date" office:date-value="2022-11-05T20:03:08" calcext:value-type="date">
            <text:p>5/11/2022 20:03:08</text:p>
          </table:table-cell>
          <table:table-cell table:style-name="ce2" office:value-type="float" office:value="1904" calcext:value-type="float">
            <text:p>1904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style-name="ce2" office:value-type="float" office:value="404" calcext:value-type="float">
            <text:p>404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B5385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7:59:36" calcext:value-type="date">
            <text:p>2022-01-01 17:59:3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08</text:p>
          </table:table-cell>
          <table:table-cell table:style-name="ce10" office:value-type="date" office:date-value="2022-01-03" calcext:value-type="date">
            <text:p>3/1/202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Jardim Camburi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Luiz Nepomoceno</text:p>
          </table:table-cell>
          <table:table-cell table:style-name="ce2" office:value-type="float" office:value="55555" calcext:value-type="float">
            <text:p>55555</text:p>
          </table:table-cell>
          <table:table-cell table:style-name="ce11" office:value-type="string" calcext:value-type="string">
            <text:p><text:a xlink:href="https://github.com/arthur-sm/BDDI_Nice_Transports/blob/master/images/Clientes/LB.jpg?raw=true" xlink:type="simple">https://github.com/arthur-sm/BDDI_Nice_Transports/blob/master/images/Clientes/LB.jpg?raw=true</text:a></text:p>
          </table:table-cell>
          <table:table-cell table:style-name="ce2" office:value-type="float" office:value="1724" calcext:value-type="float">
            <text:p>1724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style-name="ce2" office:value-type="float" office:value="1722" calcext:value-type="float">
            <text:p>1722</text:p>
          </table:table-cell>
          <table:table-cell table:style-name="ce14" office:value-type="date" office:date-value="2022-11-07T19:13:00" calcext:value-type="date">
            <text:p>7/11/2022 19:13:00</text:p>
          </table:table-cell>
          <table:table-cell table:style-name="ce2" office:value-type="float" office:value="1905" calcext:value-type="float">
            <text:p>1905</text:p>
          </table:table-cell>
          <table:table-cell table:style-name="ce14" office:value-type="date" office:date-value="2022-11-07T19:58:53" calcext:value-type="date">
            <text:p>7/11/2022 19:58:53</text:p>
          </table:table-cell>
          <table:table-cell table:style-name="ce2" office:value-type="float" office:value="1905" calcext:value-type="float">
            <text:p>1905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style-name="ce2" office:value-type="float" office:value="505" calcext:value-type="float">
            <text:p>505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SV8537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5:28:28" calcext:value-type="date">
            <text:p>2022-01-01 15:28: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L13</text:p>
          </table:table-cell>
          <table:table-cell table:style-name="ce10" office:value-type="date" office:date-value="2022-01-04" calcext:value-type="date">
            <text:p>4/1/202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60" calcext:value-type="float">
            <text:p>60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Universal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1º de Maio</text:p>
          </table:table-cell>
          <table:table-cell table:style-name="ce2" office:value-type="float" office:value="66666" calcext:value-type="float">
            <text:p>66666</text:p>
          </table:table-cell>
          <table:table-cell table:style-name="ce11" office:value-type="string" calcext:value-type="string">
            <text:p><text:a xlink:href="https://github.com/arthur-sm/BDDI_Nice_Transports/blob/master/images/Clientes/Mulder2016.png?raw=true" xlink:type="simple">https://github.com/arthur-sm/BDDI_Nice_Transports/blob/master/images/Clientes/Mulder2016.png?raw=true</text:a></text:p>
          </table:table-cell>
          <table:table-cell table:style-name="ce2" office:value-type="float" office:value="2905" calcext:value-type="float">
            <text:p>2905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style-name="ce2" office:value-type="float" office:value="2901" calcext:value-type="float">
            <text:p>2901</text:p>
          </table:table-cell>
          <table:table-cell table:style-name="ce14" office:value-type="date" office:date-value="2022-11-22T18:55:00" calcext:value-type="date">
            <text:p>22/11/2022 18:55:00</text:p>
          </table:table-cell>
          <table:table-cell table:style-name="ce2" office:value-type="float" office:value="1906" calcext:value-type="float">
            <text:p>1906</text:p>
          </table:table-cell>
          <table:table-cell table:style-name="ce14" office:value-type="date" office:date-value="2022-11-22T20:30:47" calcext:value-type="date">
            <text:p>22/11/2022 20:30:47</text:p>
          </table:table-cell>
          <table:table-cell table:style-name="ce2" office:value-type="float" office:value="1906" calcext:value-type="float">
            <text:p>1906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style-name="ce2" office:value-type="float" office:value="606" calcext:value-type="float">
            <text:p>606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EG0304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7:52:57" calcext:value-type="date">
            <text:p>2022-01-01 17:52: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J90</text:p>
          </table:table-cell>
          <table:table-cell table:style-name="ce10" office:value-type="date" office:date-value="2022-01-05" calcext:value-type="date">
            <text:p>5/1/20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Centro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lberto de Oliveira Santos</text:p>
          </table:table-cell>
          <table:table-cell table:style-name="ce2" office:value-type="float" office:value="77777" calcext:value-type="float">
            <text:p>77777</text:p>
          </table:table-cell>
          <table:table-cell table:style-name="ce11" office:value-type="string" calcext:value-type="string">
            <text:p><text:a xlink:href="https://github.com/arthur-sm/BDDI_Nice_Transports/blob/master/images/Clientes/SEC0919-Cyber-Feat-slide1_900px.jpg?raw=true" xlink:type="simple">https://github.com/arthur-sm/BDDI_Nice_Transports/blob/master/images/Clientes/SEC0919-Cyber-Feat-slide1_900px.jpg?raw=true</text:a></text:p>
          </table:table-cell>
          <table:table-cell table:style-name="ce2" office:value-type="float" office:value="1006" calcext:value-type="float">
            <text:p>1006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style-name="ce2" office:value-type="float" office:value="1003" calcext:value-type="float">
            <text:p>1003</text:p>
          </table:table-cell>
          <table:table-cell table:style-name="ce13" office:value-type="date" office:date-value="2022-11-01T09:11:00" calcext:value-type="date">
            <text:p>1/11/2022 09:11:00</text:p>
          </table:table-cell>
          <table:table-cell table:style-name="ce2" office:value-type="float" office:value="1907" calcext:value-type="float">
            <text:p>1907</text:p>
          </table:table-cell>
          <table:table-cell table:style-name="ce13" office:value-type="date" office:date-value="2022-11-01T09:50:58" calcext:value-type="date">
            <text:p>1/11/2022 09:50:58</text:p>
          </table:table-cell>
          <table:table-cell table:style-name="ce2" office:value-type="float" office:value="1907" calcext:value-type="float">
            <text:p>1907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style-name="ce2" office:value-type="float" office:value="707" calcext:value-type="float">
            <text:p>707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HT2328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8:05:05" calcext:value-type="date">
            <text:p>2022-01-01 18:05: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D18</text:p>
          </table:table-cell>
          <table:table-cell table:style-name="ce10" office:value-type="date" office:date-value="2022-01-06" calcext:value-type="date">
            <text:p>6/1/202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Itaparica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délio Coutinho</text:p>
          </table:table-cell>
          <table:table-cell table:style-name="ce2" office:value-type="float" office:value="88888" calcext:value-type="float">
            <text:p>88888</text:p>
          </table:table-cell>
          <table:table-cell table:style-name="ce11" office:value-type="string" calcext:value-type="string">
            <text:p><text:a xlink:href="https://github.com/arthur-sm/BDDI_Nice_Transports/blob/master/images/Clientes/ff7c7caf2635c41398505ba3fa509321.jpg?raw=true" xlink:type="simple">https://github.com/arthur-sm/BDDI_Nice_Transports/blob/master/images/Clientes/ff7c7caf2635c41398505ba3fa509321.jpg?raw=true</text:a></text:p>
          </table:table-cell>
          <table:table-cell table:style-name="ce2" office:value-type="float" office:value="1801" calcext:value-type="float">
            <text:p>1801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style-name="ce2" office:value-type="float" office:value="1800" calcext:value-type="float">
            <text:p>1800</text:p>
          </table:table-cell>
          <table:table-cell table:style-name="ce13" office:value-type="date" office:date-value="2022-11-10T07:03:00" calcext:value-type="date">
            <text:p>10/11/2022 07:03:00</text:p>
          </table:table-cell>
          <table:table-cell table:style-name="ce2" office:value-type="float" office:value="1908" calcext:value-type="float">
            <text:p>1908</text:p>
          </table:table-cell>
          <table:table-cell table:style-name="ce13" office:value-type="date" office:date-value="2022-11-10T08:12:01" calcext:value-type="date">
            <text:p>10/11/2022 08:12:01</text:p>
          </table:table-cell>
          <table:table-cell table:style-name="ce2" office:value-type="float" office:value="1908" calcext:value-type="float">
            <text:p>1908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style-name="ce2" office:value-type="float" office:value="808" calcext:value-type="float">
            <text:p>808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NN9236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0:56:32" calcext:value-type="date">
            <text:p>2022-01-01 10:56: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X69</text:p>
          </table:table-cell>
          <table:table-cell table:style-name="ce10" office:value-type="date" office:date-value="2022-01-07" calcext:value-type="date">
            <text:p>7/1/202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erra</text:p>
          </table:table-cell>
          <table:table-cell table:style-name="ce2" office:value-type="string" calcext:value-type="string">
            <text:p>Carapina</text:p>
          </table:table-cell>
          <table:table-cell table:style-name="ce2" office:value-type="string" calcext:value-type="string">
            <text:p>Avenida</text:p>
          </table:table-cell>
          <table:table-cell table:style-name="ce8" office:value-type="string" calcext:value-type="string">
            <text:p>Vitória</text:p>
          </table:table-cell>
          <table:table-cell table:style-name="ce2" office:value-type="float" office:value="99999" calcext:value-type="float">
            <text:p>99999</text:p>
          </table:table-cell>
          <table:table-cell table:style-name="ce11" office:value-type="string" calcext:value-type="string">
            <text:p><text:a xlink:href="https://github.com/arthur-sm/BDDI_Nice_Transports/blob/master/images/Clientes/scully.jpg?raw=true" xlink:type="simple">https://github.com/arthur-sm/BDDI_Nice_Transports/blob/master/images/Clientes/scully.jpg?raw=true</text:a>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style-name="ce2" office:value-type="float" office:value="1908" calcext:value-type="float">
            <text:p>1908</text:p>
          </table:table-cell>
          <table:table-cell table:style-name="ce14" office:value-type="date" office:date-value="2022-11-12T05:56:00" calcext:value-type="date">
            <text:p>12/11/2022 05:56:00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7:10:41" calcext:value-type="date">
            <text:p>12/11/2022 07:10:41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style-name="ce2" office:value-type="float" office:value="909" calcext:value-type="float">
            <text:p>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FR7224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5:57:04" calcext:value-type="date">
            <text:p>2022-01-01 15:57: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P80</text:p>
          </table:table-cell>
          <table:table-cell table:style-name="ce10" office:value-type="date" office:date-value="2022-01-08" calcext:value-type="date">
            <text:p>8/1/202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100" calcext:value-type="float">
            <text:p>100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ariacica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float" office:value="10100" calcext:value-type="float">
            <text:p>10100</text:p>
          </table:table-cell>
          <table:table-cell table:style-name="ce11" office:value-type="string" calcext:value-type="string">
            <text:p><text:a xlink:href="https://github.com/arthur-sm/BDDI_Nice_Transports/blob/master/images/Clientes/14facialrecognition-01-superJumbo.jpg?raw=true" xlink:type="simple">https://github.com/arthur-sm/BDDI_Nice_Transports/blob/master/images/Clientes/14facialrecognition-01-superJumbo.jpg?raw=true</text:a>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8T08:06:00" calcext:value-type="date">
            <text:p>18/11/2022 08:06:00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46:30" calcext:value-type="date">
            <text:p>18/11/2022 08:46:30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style-name="ce2" office:value-type="float" office:value="1001" calcext:value-type="float">
            <text:p>1001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number-columns-repeated="99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ágina1.A2:Página1.AE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8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3" meta:object-count="0"/>
    <meta:generator>LibreOfficeDev/6.0.5.2$Linux_X86_64 LibreOffice_project/</meta:generator>
  </office:meta>
</office:document-meta>
</file>